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et_Ctrip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Yesest Error (%)</text:p>
          </table:table-cell>
          <table:table-cell office:value-type="string" calcext:value-type="string">
            <text:p>Yesest Accuracy 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32.78" calcext:value-type="float">
            <text:p>32.78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string" calcext:value-type="string">
            <text:p>w or w/o highway similar for both radical and 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32.49" calcext:value-type="float">
            <text:p>32.49</text:p>
          </table:table-cell>
          <table:table-cell office:value-type="float" office:value="85.82" calcext:value-type="float">
            <text:p>85.82</text:p>
          </table:table-cell>
          <table:table-cell/>
          <table:table-cell office:value-type="string" calcext:value-type="string">
            <text:p>For radical dense w/o attention and relu highway w attention is b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table:style-name="ce3" office:value-type="float" office:value="31.11" calcext:value-type="float">
            <text:p>31.11</text:p>
          </table:table-cell>
          <table:table-cell table:style-name="ce4" office:value-type="float" office:value="87.96" calcext:value-type="float">
            <text:p>87.96</text:p>
          </table:table-cell>
          <table:table-cell/>
          <table:table-cell office:value-type="string" calcext:value-type="string">
            <text:p>For character linear highway without attention and linear dense with attention is be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7.28" calcext:value-type="float">
            <text:p>37.28</text:p>
          </table:table-cell>
          <table:table-cell office:value-type="float" office:value="86.22" calcext:value-type="float">
            <text:p>8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32.95" calcext:value-type="float">
            <text:p>32.95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2.25" calcext:value-type="float">
            <text:p>32.25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04" calcext:value-type="float">
            <text:p>32.04</text:p>
          </table:table-cell>
          <table:table-cell office:value-type="float" office:value="85.92" calcext:value-type="float">
            <text:p>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32.17" calcext:value-type="float">
            <text:p>32.17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75" calcext:value-type="float">
            <text:p>32.75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table:style-name="ce4" office:value-type="float" office:value="30.08" calcext:value-type="float">
            <text:p>30.08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4.13" calcext:value-type="float">
            <text:p>34.13</text:p>
          </table:table-cell>
          <table:table-cell table:style-name="ce4" office:value-type="float" office:value="88.06" calcext:value-type="float">
            <text:p>88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352" calcext:value-type="float">
            <text:p>1,330,352</text:p>
          </table:table-cell>
          <table:table-cell office:value-type="float" office:value="33.95" calcext:value-type="float">
            <text:p>33.95</text:p>
          </table:table-cell>
          <table:table-cell office:value-type="float" office:value="85.41" calcext:value-type="float">
            <text:p>85.41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2.69" calcext:value-type="float">
            <text:p>32.69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1.79" calcext:value-type="float">
            <text:p>31.79</text:p>
          </table:table-cell>
          <table:table-cell table:style-name="ce3"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1.82" calcext:value-type="float">
            <text:p>31.82</text:p>
          </table:table-cell>
          <table:table-cell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3.25" calcext:value-type="float">
            <text:p>33.25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4" office:value-type="float" office:value="31.29" calcext:value-type="float">
            <text:p>31.29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3.84" calcext:value-type="float">
            <text:p>33.84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3" office:value-type="float" office:value="31.5" calcext:value-type="float">
            <text:p>31.50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7.11" calcext:value-type="float">
            <text:p>37.11</text:p>
          </table:table-cell>
          <table:table-cell office:value-type="float" office:value="86.12" calcext:value-type="float">
            <text:p>86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85" calcext:value-type="float">
            <text:p>28.85</text:p>
          </table:table-cell>
          <table:table-cell office:value-type="float" office:value="88.98" calcext:value-type="float">
            <text:p>8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021202" calcext:value-type="float">
            <text:p>19,021,202</text:p>
          </table:table-cell>
          <table:table-cell office:value-type="float" office:value="30.6" calcext:value-type="float">
            <text:p>30.60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7.45" calcext:value-type="float">
            <text:p>27.45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5.09" calcext:value-type="float">
            <text:p>25.09</text:p>
          </table:table-cell>
          <table:table-cell office:value-type="float" office:value="89.69" calcext:value-type="float">
            <text:p>8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07" calcext:value-type="float">
            <text:p>28.07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8.31" calcext:value-type="float">
            <text:p>28.31</text:p>
          </table:table-cell>
          <table:table-cell office:value-type="float" office:value="89.18" calcext:value-type="float">
            <text:p>8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74" calcext:value-type="float">
            <text:p>28.74</text:p>
          </table:table-cell>
          <table:table-cell office:value-type="float" office:value="87.45" calcext:value-type="float">
            <text:p>8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201802" calcext:value-type="float">
            <text:p>19,201,802</text:p>
          </table:table-cell>
          <table:table-cell office:value-type="float" office:value="26.05" calcext:value-type="float">
            <text:p>26.05</text:p>
          </table:table-cell>
          <table:table-cell table:style-name="ce4" office:value-type="float" office:value="90.1" calcext:value-type="float">
            <text:p>9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table:style-name="ce4" office:value-type="float" office:value="25.41" calcext:value-type="float">
            <text:p>25.41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office:value-type="float" office:value="31.34" calcext:value-type="float">
            <text:p>31.34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034832" calcext:value-type="float">
            <text:p>18,034,832</text:p>
          </table:table-cell>
          <table:table-cell office:value-type="float" office:value="27.53" calcext:value-type="float">
            <text:p>27.53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_Rakuten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Test Error (%)</text:p>
          </table:table-cell>
          <table:table-cell office:value-type="string" calcext:value-type="string">
            <text:p>Test Accuracy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22.34" calcext:value-type="float">
            <text:p>22.34</text:p>
          </table:table-cell>
          <table:table-cell office:value-type="float" office:value="90.4" calcext:value-type="float">
            <text:p>90.40</text:p>
          </table:table-cell>
          <table:table-cell/>
          <table:table-cell office:value-type="string" calcext:value-type="string">
            <text:p>w or w/o highway similar for both radical and char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22.02" calcext:value-type="float">
            <text:p>22.02</text:p>
          </table:table-cell>
          <table:table-cell office:value-type="float" office:value="91.3" calcext:value-type="float">
            <text:p>91.30</text:p>
          </table:table-cell>
          <table:table-cell/>
          <table:table-cell office:value-type="string" calcext:value-type="string">
            <text:p>For radical dense w attention and relu highway w attention is bes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56" calcext:value-type="float">
            <text:p>22.56</text:p>
          </table:table-cell>
          <table:table-cell office:value-type="float" office:value="92" calcext:value-type="float">
            <text:p>92.00</text:p>
          </table:table-cell>
          <table:table-cell/>
          <table:table-cell office:value-type="string" calcext:value-type="string">
            <text:p>For character linear highway with attention and linear dense with attention is best 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table:style-name="ce4" office:value-type="float" office:value="21.49" calcext:value-type="float">
            <text:p>21.49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8" calcext:value-type="float">
            <text:p>22.80</text:p>
          </table:table-cell>
          <table:table-cell office:value-type="float" office:value="90.6" calcext:value-type="float">
            <text:p>90.60</text:p>
          </table:table-cell>
          <table:table-cell/>
          <table:table-cell office:value-type="string" calcext:value-type="string">
            <text:p>The JP needs attention may be bacuse the nn should recognize the kanji and the tail kana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23.27" calcext:value-type="float">
            <text:p>23.27</text:p>
          </table:table-cell>
          <table:table-cell office:value-type="float" office:value="90.9" calcext:value-type="float">
            <text:p>9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4.23" calcext:value-type="float">
            <text:p>24.23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2" calcext:value-type="float">
            <text:p>21.82</text:p>
          </table:table-cell>
          <table:table-cell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2.51" calcext:value-type="float">
            <text:p>22.51</text:p>
          </table:table-cell>
          <table:table-cell office:value-type="float" office:value="91.4" calcext:value-type="float">
            <text:p>9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5" calcext:value-type="float">
            <text:p>21.85</text:p>
          </table:table-cell>
          <table:table-cell table:style-name="ce4" office:value-type="float" office:value="92.5" calcext:value-type="float">
            <text:p>9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39" calcext:value-type="float">
            <text:p>25.39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832" calcext:value-type="float">
            <text:p>1,330,832</text:p>
          </table:table-cell>
          <table:table-cell office:value-type="float" office:value="23.15" calcext:value-type="float">
            <text:p>23.15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1" calcext:value-type="float">
            <text:p>25.10</text:p>
          </table:table-cell>
          <table:table-cell office:value-type="float" office:value="90.4" calcext:value-type="float">
            <text:p>9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table:style-name="ce4" office:value-type="float" office:value="21.38" calcext:value-type="float">
            <text:p>21.38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6.26" calcext:value-type="float">
            <text:p>26.26</text:p>
          </table:table-cell>
          <table:table-cell office:value-type="float" office:value="89.7" calcext:value-type="float">
            <text:p>8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office:value-type="float" office:value="21.94" calcext:value-type="float">
            <text:p>21.94</text:p>
          </table:table-cell>
          <table:table-cell office:value-type="float" office:value="91.3" calcext:value-type="float">
            <text:p>9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4.83" calcext:value-type="float">
            <text:p>24.83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2.32" calcext:value-type="float">
            <text:p>22.32</text:p>
          </table:table-cell>
          <table:table-cell table:style-name="ce4"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3.56" calcext:value-type="float">
            <text:p>23.56</text:p>
          </table:table-cell>
          <table:table-cell office:value-type="float" office:value="91.1" calcext:value-type="float">
            <text:p>9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3.82" calcext:value-type="float">
            <text:p>23.82</text:p>
          </table:table-cell>
          <table:table-cell office:value-type="float" office:value="90.8" calcext:value-type="float">
            <text:p>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99" calcext:value-type="float">
            <text:p>25.99</text:p>
          </table:table-cell>
          <table:table-cell office:value-type="float" office:value="92.1" calcext:value-type="float">
            <text:p>9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129602" calcext:value-type="float">
            <text:p>9,129,602</text:p>
          </table:table-cell>
          <table:table-cell table:style-name="ce4" office:value-type="float" office:value="18.45" calcext:value-type="float">
            <text:p>18.45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1" calcext:value-type="float">
            <text:p>23.01</text:p>
          </table:table-cell>
          <table:table-cell table:style-name="ce4"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1.02" calcext:value-type="float">
            <text:p>21.02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89" calcext:value-type="float">
            <text:p>23.89</text:p>
          </table:table-cell>
          <table:table-cell office:value-type="float" office:value="92.3" calcext:value-type="float">
            <text:p>92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2.4" calcext:value-type="float">
            <text:p>22.40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11" calcext:value-type="float">
            <text:p>25.11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19.04" calcext:value-type="float">
            <text:p>19.04</text:p>
          </table:table-cell>
          <table:table-cell office:value-type="float" office:value="93.7" calcext:value-type="float">
            <text:p>93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3" calcext:value-type="float">
            <text:p>23.03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21.4" calcext:value-type="float">
            <text:p>21.40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581402" calcext:value-type="float">
            <text:p>9,581,402</text:p>
          </table:table-cell>
          <table:table-cell office:value-type="float" office:value="20.79" calcext:value-type="float">
            <text:p>20.79</text:p>
          </table:table-cell>
          <table:table-cell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8143232" calcext:value-type="float">
            <text:p>8,143,232</text:p>
          </table:table-cell>
          <table:table-cell office:value-type="float" office:value="21.48" calcext:value-type="float">
            <text:p>21.48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19:40.518680965</meta:creation-date>
    <dc:date>2017-08-24T18:16:22.843960462</dc:date>
    <meta:editing-duration>P2DT2H14M22S</meta:editing-duration>
    <meta:editing-cycles>18</meta:editing-cycles>
    <meta:generator>LibreOffice/5.1.6.2$Linux_X86_64 LibreOffice_project/10m0$Build-2</meta:generator>
    <meta:document-statistic meta:table-count="2" meta:cell-count="469" meta:object-count="0"/>
  </office:meta>
</office:document-meta>
</file>